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05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Base</text:p>
          </table:table-cell>
          <table:table-cell table:style-name="ce1" office:value-type="float" office:value="8000000" calcext:value-type="float">
            <text:p>8,00E+0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M div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table:formula="of:=[.B1]/[.B2]/[.B3]" office:value-type="float" office:value="55555.5555555556" calcext:value-type="float">
            <text:p>55555,555555555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mod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Freq</text:p>
          </table:table-cell>
          <table:table-cell office:value-type="string" calcext:value-type="string">
            <text:p>Hz</text:p>
          </table:table-cell>
          <table:table-cell table:style-name="Default" office:value-type="string" calcext:value-type="string">
            <text:p>Cuenta</text:p>
          </table:table-cell>
          <table:table-cell table:style-name="Default" office:value-type="string" calcext:value-type="string">
            <text:p>Bits</text:p>
          </table:table-cell>
          <table:table-cell table:style-name="Default" office:value-type="string" calcext:value-type="string">
            <text:p>Periodo (ms)</text:p>
          </table:table-cell>
          <table:table-cell office:value-type="string" calcext:value-type="string">
            <text:p>Simul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,2</text:p>
          </table:table-cell>
          <table:table-cell table:formula="of:=[.$B$4]/[.B8]/[.$B$5]-1" office:value-type="float" office:value="5.01146506617421" calcext:value-type="float">
            <text:p>5,0</text:p>
          </table:table-cell>
          <table:table-cell table:formula="of:=LOG([.C8];2)" office:value-type="float" office:value="2.32523242671782" calcext:value-type="float">
            <text:p>2,3</text:p>
          </table:table-cell>
          <table:table-cell table:formula="of:=1000/[.B8]" office:value-type="float" office:value="13.8504155124654" calcext:value-type="float">
            <text:p>13,9</text:p>
          </table:table-cell>
          <table:table-cell office:value-type="float" office:value="14.33" calcext:value-type="float">
            <text:p>14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1" calcext:value-type="float">
            <text:p>48,1</text:p>
          </table:table-cell>
          <table:table-cell table:formula="of:=[.$B$4]/[.B9]/[.$B$5]-1" office:value-type="float" office:value="8.02344652344652" calcext:value-type="float">
            <text:p>8,0</text:p>
          </table:table-cell>
          <table:table-cell table:formula="of:=LOG([.C9];2)" office:value-type="float" office:value="3.00422208882404" calcext:value-type="float">
            <text:p>3,0</text:p>
          </table:table-cell>
          <table:table-cell table:formula="of:=1000/[.B9]" office:value-type="float" office:value="20.7900207900208" calcext:value-type="float">
            <text:p>20,8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3" calcext:value-type="float">
            <text:p>9,63</text:p>
          </table:table-cell>
          <table:table-cell table:formula="of:=[.$B$4]/[.B10]/[.$B$5]-1" office:value-type="float" office:value="44.0703819083881" calcext:value-type="float">
            <text:p>44,1</text:p>
          </table:table-cell>
          <table:table-cell table:formula="of:=LOG([.C10];2)" office:value-type="float" office:value="5.4617374937707" calcext:value-type="float">
            <text:p>5,5</text:p>
          </table:table-cell>
          <table:table-cell table:formula="of:=1000/[.B10]" office:value-type="float" office:value="103.842159916926" calcext:value-type="float">
            <text:p>103,8</text:p>
          </table:table-cell>
          <table:table-cell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,88</text:p>
          </table:table-cell>
          <table:table-cell table:formula="of:=[.$B$4]/[.B11]/[.$B$5]-1" office:value-type="float" office:value="62.0854328165375" calcext:value-type="float">
            <text:p>62,1</text:p>
          </table:table-cell>
          <table:table-cell table:formula="of:=LOG([.C11];2)" office:value-type="float" office:value="5.95618290168008" calcext:value-type="float">
            <text:p>6,0</text:p>
          </table:table-cell>
          <table:table-cell table:formula="of:=1000/[.B11]" office:value-type="float" office:value="145.348837209302" calcext:value-type="float">
            <text:p>145,3</text:p>
          </table:table-cell>
          <table:table-cell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7" calcext:value-type="float">
            <text:p>6,37</text:p>
          </table:table-cell>
          <table:table-cell table:formula="of:=[.$B$4]/[.B12]/[.$B$5]-1" office:value-type="float" office:value="67.1362288505146" calcext:value-type="float">
            <text:p>67,1</text:p>
          </table:table-cell>
          <table:table-cell table:formula="of:=LOG([.C12];2)" office:value-type="float" office:value="6.06901959570802" calcext:value-type="float">
            <text:p>6,1</text:p>
          </table:table-cell>
          <table:table-cell table:formula="of:=1000/[.B12]" office:value-type="float" office:value="156.985871271586" calcext:value-type="float">
            <text:p>157,0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2" calcext:value-type="float">
            <text:p>6,02</text:p>
          </table:table-cell>
          <table:table-cell table:formula="of:=[.$B$4]/[.B13]/[.$B$5]-1" office:value-type="float" office:value="71.0976375046143" calcext:value-type="float">
            <text:p>71,1</text:p>
          </table:table-cell>
          <table:table-cell table:formula="of:=LOG([.C13];2)" office:value-type="float" office:value="6.15172971637756" calcext:value-type="float">
            <text:p>6,2</text:p>
          </table:table-cell>
          <table:table-cell table:formula="of:=1000/[.B13]" office:value-type="float" office:value="166.112956810631" calcext:value-type="float">
            <text:p>166,1</text:p>
          </table:table-cell>
          <table:table-cell office:value-type="float" office:value="173.4" calcext:value-type="float">
            <text:p>173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,56</text:p>
          </table:table-cell>
          <table:table-cell table:formula="of:=[.$B$4]/[.B14]/[.$B$5]-1" office:value-type="float" office:value="77.062549960032" calcext:value-type="float">
            <text:p>77,1</text:p>
          </table:table-cell>
          <table:table-cell table:formula="of:=LOG([.C14];2)" office:value-type="float" office:value="6.26795801970947" calcext:value-type="float">
            <text:p>6,3</text:p>
          </table:table-cell>
          <table:table-cell table:formula="of:=1000/[.B14]" office:value-type="float" office:value="179.856115107914" calcext:value-type="float">
            <text:p>179,9</text:p>
          </table:table-cell>
          <table:table-cell office:value-type="float" office:value="188.7" calcext:value-type="float">
            <text:p>188,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 table:formula="of:=[.$B$4]/[.B15]/[.$B$5]-1" office:value-type="float" office:value="108.052205471803" calcext:value-type="float">
            <text:p>108,1</text:p>
          </table:table-cell>
          <table:table-cell table:formula="of:=LOG([.C15];2)" office:value-type="float" office:value="6.75558470936466" calcext:value-type="float">
            <text:p>6,8</text:p>
          </table:table-cell>
          <table:table-cell table:formula="of:=1000/[.B15]" office:value-type="float" office:value="251.256281407035" calcext:value-type="float">
            <text:p>251,3</text:p>
          </table:table-cell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26:17.435717825</meta:creation-date>
    <dc:date>2017-02-26T08:31:10.957478487</dc:date>
    <meta:editing-duration>PT15H24M22S</meta:editing-duration>
    <meta:editing-cycles>2</meta:editing-cycles>
    <meta:generator>LibreOffice/5.1.6.2$Linux_X86_64 LibreOffice_project/10m0$Build-2</meta:generator>
    <meta:document-statistic meta:table-count="1" meta:cell-count="64" meta:object-count="0"/>
  </office:meta>
</office:document-meta>
</file>